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4834" officeooo:paragraph-rsid="00004834"/>
    </style:style>
    <style:style style:name="P2" style:family="paragraph">
      <style:paragraph-properties fo:text-align="center"/>
    </style:style>
    <style:style style:name="gr1" style:family="graphic">
      <style:graphic-properties draw:stroke="none" draw:fill="solid" draw:fill-color="#000000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e6e6ff" draw:textarea-horizontal-align="center" draw:textarea-vertical-align="middle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ffffff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80808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80808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2" svg:width="0.701cm" svg:height="0.701cm" svg:x="2.101cm" svg:y="2.101cm">
        <text:p/>
      </draw:rect>
      <draw:rect text:anchor-type="page" text:anchor-page-number="1" draw:z-index="1" draw:style-name="gr2" draw:text-style-name="P2" svg:width="2.102cm" svg:height="2.941cm" svg:x="1.15cm" svg:y="1.61cm">
        <text:p/>
      </draw:rect>
      <draw:rect text:anchor-type="page" text:anchor-page-number="1" draw:z-index="2" draw:style-name="gr3" draw:text-style-name="P2" svg:width="0.5cm" svg:height="0.5cm" svg:x="2.2cm" svg:y="2.2cm">
        <text:p/>
      </draw:rect>
      <draw:rect text:anchor-type="page" text:anchor-page-number="1" draw:z-index="3" draw:style-name="gr1" draw:text-style-name="P2" svg:width="0.301cm" svg:height="0.301cm" svg:x="2.3cm" svg:y="2.3cm">
        <text:p/>
      </draw:rect>
      <text:p text:style-name="P1"><draw:rect text:anchor-type="paragraph" draw:z-index="5" draw:style-name="gr4" draw:text-style-name="P2" svg:width="5.053cm" svg:height="5.053cm" svg:x="3.621cm" svg:y="7.549cm"><text:p/></draw:rect><draw:rect text:anchor-type="paragraph" draw:z-index="6" draw:style-name="gr4" draw:text-style-name="P2" svg:width="5.053cm" svg:height="5.053cm" svg:x="3.621cm" svg:y="2.498cm"><text:p/></draw:rect><draw:rect text:anchor-type="paragraph" draw:z-index="7" draw:style-name="gr4" draw:text-style-name="P2" svg:width="5.053cm" svg:height="5.053cm" svg:x="3.621cm" svg:y="12.601cm"><text:p/></draw:rect><draw:rect text:anchor-type="paragraph" draw:z-index="9" draw:style-name="gr4" draw:text-style-name="P2" svg:width="5.053cm" svg:height="5.053cm" svg:x="8.673cm" svg:y="12.601cm"><text:p/></draw:rect><draw:rect text:anchor-type="paragraph" draw:z-index="10" draw:style-name="gr4" draw:text-style-name="P2" svg:width="5.053cm" svg:height="5.053cm" svg:x="3.621cm" svg:y="17.653cm"><text:p/></draw:rect><draw:rect text:anchor-type="paragraph" draw:z-index="11" draw:style-name="gr4" draw:text-style-name="P2" svg:width="5.053cm" svg:height="5.053cm" svg:x="8.673cm" svg:y="17.653cm"><text:p/></draw:rect><draw:frame text:anchor-type="paragraph" draw:z-index="12" draw:style-name="gr5" svg:width="1.285cm" svg:height="1.4cm" svg:x="5.867cm" svg:y="4.579cm"><draw:text-box><text:p>2</text:p></draw:text-box></draw:frame><draw:rect text:anchor-type="paragraph" draw:z-index="4" draw:style-name="gr4" draw:text-style-name="P2" svg:width="5.053cm" svg:height="5.053cm" svg:x="8.673cm" svg:y="2.498cm"><text:p/></draw:rect><draw:frame text:anchor-type="paragraph" draw:z-index="13" draw:style-name="gr5" svg:width="1.285cm" svg:height="1.4cm" svg:x="10.85cm" svg:y="4.484cm"><draw:text-box><text:p>1</text:p></draw:text-box></draw:frame><draw:frame text:anchor-type="paragraph" draw:z-index="14" draw:style-name="gr5" svg:width="1.285cm" svg:height="1.4cm" svg:x="5.56cm" svg:y="9.423cm"><draw:text-box><text:p>0.50</text:p></draw:text-box></draw:frame><draw:rect text:anchor-type="paragraph" draw:z-index="8" draw:style-name="gr4" draw:text-style-name="P2" svg:width="5.053cm" svg:height="5.053cm" svg:x="8.673cm" svg:y="7.549cm"><text:p/></draw:rect><draw:frame text:anchor-type="paragraph" draw:z-index="15" draw:style-name="gr6" svg:width="1.285cm" svg:height="1.4cm" svg:x="10.52cm" svg:y="9.423cm"><draw:text-box><text:p>0.20</text:p></draw:text-box></draw:frame><draw:frame text:anchor-type="paragraph" draw:z-index="16" draw:style-name="gr5" svg:width="1.285cm" svg:height="1.4cm" svg:x="5.489cm" svg:y="14.573cm"><draw:text-box><text:p>0.10</text:p></draw:text-box></draw:frame><draw:frame text:anchor-type="paragraph" draw:z-index="17" draw:style-name="gr5" svg:width="1.285cm" svg:height="1.4cm" svg:x="10.449cm" svg:y="14.573cm"><draw:text-box><text:p>0.05</text:p></draw:text-box></draw:frame><draw:frame text:anchor-type="paragraph" draw:z-index="18" draw:style-name="gr5" svg:width="1.285cm" svg:height="1.4cm" svg:x="5.63cm" svg:y="19.629cm"><draw:text-box><text:p>0.02</text:p></draw:text-box></draw:frame><draw:frame text:anchor-type="paragraph" draw:z-index="19" draw:style-name="gr5" svg:width="1.285cm" svg:height="1.4cm" svg:x="10.59cm" svg:y="19.629cm"><draw:text-box><text:p>0.0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 </meta:initial-creator>
    <meta:creation-date>2011-01-12T19:08:50</meta:creation-date>
    <dc:date>2011-01-16T16:24:12</dc:date>
    <dc:creator>seb </dc:creator>
    <meta:editing-duration>PT01H25M41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0" meta:word-count="0" meta:character-count="0"/>
  </office:meta>
</office:document-meta>
</file>